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7.092cm" fo:margin-left="0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4.23cm"/>
    </style:style>
    <style:style style:name="Tableau1.C" style:family="table-column">
      <style:table-column-properties style:column-width="7.19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e552a" officeooo:paragraph-rsid="000e552a"/>
    </style:style>
    <style:style style:name="P2" style:family="paragraph" style:parent-style-name="Table_20_Contents">
      <style:text-properties officeooo:rsid="000f11c5" officeooo:paragraph-rsid="000f11c5"/>
    </style:style>
    <style:style style:name="P3" style:family="paragraph" style:parent-style-name="Table_20_Contents">
      <style:text-properties officeooo:rsid="0010f576" officeooo:paragraph-rsid="0010f576"/>
    </style:style>
    <style:style style:name="P4" style:family="paragraph" style:parent-style-name="Table_20_Contents">
      <style:text-properties officeooo:rsid="001221fb" officeooo:paragraph-rsid="001221fb"/>
    </style:style>
    <style:style style:name="P5" style:family="paragraph" style:parent-style-name="Table_20_Contents">
      <style:text-properties officeooo:rsid="0013d328" officeooo:paragraph-rsid="0013d328"/>
    </style:style>
    <style:style style:name="P6" style:family="paragraph" style:parent-style-name="Table_20_Contents">
      <style:text-properties officeooo:rsid="0016981a" officeooo:paragraph-rsid="0016981a"/>
    </style:style>
    <style:style style:name="P7" style:family="paragraph" style:parent-style-name="Table_20_Contents">
      <style:text-properties officeooo:rsid="0016d695" officeooo:paragraph-rsid="0016d695"/>
    </style:style>
    <style:style style:name="P8" style:family="paragraph" style:parent-style-name="Table_20_Contents">
      <style:text-properties officeooo:rsid="0016d695" officeooo:paragraph-rsid="001bf5e7"/>
    </style:style>
    <style:style style:name="P9" style:family="paragraph" style:parent-style-name="Table_20_Contents">
      <style:text-properties officeooo:rsid="001efa02" officeooo:paragraph-rsid="001efa02"/>
    </style:style>
    <style:style style:name="P10" style:family="paragraph" style:parent-style-name="Table_20_Contents">
      <style:text-properties officeooo:rsid="001f8028" officeooo:paragraph-rsid="001f8028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e552a" officeooo:paragraph-rsid="000e552a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8028" officeooo:paragraph-rsid="001f8028" style:font-weight-asian="bold" style:font-weight-complex="bold"/>
    </style:style>
    <style:style style:name="P13" style:family="paragraph" style:parent-style-name="Standard">
      <style:text-properties style:text-underline-style="none" fo:font-weight="normal" officeooo:rsid="000e552a" officeooo:paragraph-rsid="000e552a" style:font-weight-asian="normal" style:font-weight-complex="normal"/>
    </style:style>
    <style:style style:name="P1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e552a" officeooo:paragraph-rsid="000e552a" style:font-weight-asian="bold" style:font-weight-complex="bold"/>
    </style:style>
    <style:style style:name="T1" style:family="text">
      <style:text-properties officeooo:rsid="00122f21"/>
    </style:style>
    <style:style style:name="T2" style:family="text">
      <style:text-properties officeooo:rsid="0013d328"/>
    </style:style>
    <style:style style:name="T3" style:family="text">
      <style:text-properties officeooo:rsid="00153646"/>
    </style:style>
    <style:style style:name="T4" style:family="text">
      <style:text-properties officeooo:rsid="00177b1f"/>
    </style:style>
    <style:style style:name="T5" style:family="text">
      <style:text-properties officeooo:rsid="0018b2dd"/>
    </style:style>
    <style:style style:name="T6" style:family="text">
      <style:text-properties officeooo:rsid="00198f91"/>
    </style:style>
    <style:style style:name="T7" style:family="text">
      <style:text-properties officeooo:rsid="001bf5e7"/>
    </style:style>
    <style:style style:name="T8" style:family="text">
      <style:text-properties officeooo:rsid="001c9f79"/>
    </style:style>
    <style:style style:name="T9" style:family="text">
      <style:text-properties officeooo:rsid="0020d2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Groupe de projet Yahtzee – TP1 (LEMARCHAND – CHAMPION – <text:span text:style-name="T9">BIARD - BROUARD)</text:span></text:p>
      <text:p text:style-name="P11"/>
      <text:p text:style-name="P11">Les structures de données</text:p>
      <text:p text:style-name="P13">* Un type joueur avec :</text:p>
      <text:p text:style-name="P13"><text:tab/>- Un nom pour ce joueur</text:p>
      <text:p text:style-name="P13"><text:tab/>- Un tableau contenant les 5 des</text:p>
      <text:p text:style-name="P13"><text:tab/>- Une variable de type tableau contenant les points acquis (cf feuille de marque du yahtzee)</text:p>
      <text:p text:style-name="P13"/>
      <text:p text:style-name="P13">* Un type tableau</text:p>
      <text:p text:style-name="P13"><text:tab/>- Avec toutes les données que l’on retrouve sur la feuille de marque du Yahtzee</text:p>
      <text:p text:style-name="P13"/>
      <text:p text:style-name="P11"/>
      <text:p text:style-name="P14">Les blocs du programme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affichage</text:p>
          </table:table-cell>
          <table:table-cell table:style-name="Tableau1.A1" office:value-type="string">
            <text:p text:style-name="P1">Fonctions permettant d’afficher le jeu. Dans une version en ligne de commande dans un premier temps puis graprique (SDL</text:p>
          </table:table-cell>
          <table:table-cell table:style-name="Tableau1.C1" office:value-type="string">
            <text:p text:style-name="P2">void affichage(t_joueur *j1, t_joueur *j2, t_joueur *jc);</text:p>
            <text:p text:style-name="P2"/>
            <text:p text:style-name="P2">Permet d’afficher la grille.</text:p>
          </table:table-cell>
        </table:table-row>
        <table:table-row>
          <table:table-cell table:style-name="Tableau1.A2" office:value-type="string">
            <text:p text:style-name="P3">Fonctions joueurs </text:p>
          </table:table-cell>
          <table:table-cell table:style-name="Tableau1.A2" office:value-type="string">
            <text:p text:style-name="P3">Gestion du joueur pour qu’il interagisse : Gestion des dès : <text:span text:style-name="T1">lancer et calcul des points (en fin de tour)</text:span>.</text:p>
          </table:table-cell>
          <table:table-cell table:style-name="Tableau1.C2" office:value-type="string">
            <text:p text:style-name="Table_20_Contents">void init_bloc_note(t_joueur *j) ;</text:p>
            <text:p text:style-name="P4">Initialise la feuille de marque de yahtzee (les scores)</text:p>
            <text:p text:style-name="P4"/>
            <text:p text:style-name="P4">t_joueur* creer_joueur(char nom[T]);</text:p>
            <text:p text:style-name="P4">void detruire_joueur(t_joueur **j);</text:p>
            <text:p text:style-name="P4">Initialisation et destruction d’un joueur en memoire dynamique</text:p>
            <text:p text:style-name="P4"/>
            <text:p text:style-name="P4">void prime_tab(t_joueur *j);</text:p>
            <text:p text:style-name="P5">Permet de savoir s’il y a un bonus <text:span text:style-name="T3">de 35points (cf regles)</text:span></text:p>
            <text:p text:style-name="P5"/>
            <text:p text:style-name="P5">void calcul_totaux(t_joueur *j);</text:p>
            <text:p text:style-name="P6">Met a jour les totaux des scores pour un joueur.</text:p>
            <text:p text:style-name="P6"/>
            <text:p text:style-name="P10">Int joueur_joue(t<text:span text:style-name="T2">_joueur *j)</text:span></text:p>
            <text:p text:style-name="P10">Permet a un joueur de jouer</text:p>
          </table:table-cell>
        </table:table-row>
        <table:table-row>
          <table:table-cell table:style-name="Tableau1.A2" office:value-type="string">
            <text:p text:style-name="P7">Mains </text:p>
          </table:table-cell>
          <table:table-cell table:style-name="Tableau1.A2" office:value-type="string">
            <text:p text:style-name="P7">Analyse du jeu (les des) après le lancement.</text:p>
            <text:p text:style-name="P7"/>
            <text:p text:style-name="P8">Prends un type joueur (donc les d<text:span text:style-name="T5">è</text:span>s) et analyse les d<text:span text:style-name="T5">è</text:span>s. Renvoie -1 si les d<text:span text:style-name="T6">è</text:span>s ne correspondent pas a <text:span text:style-name="T4">la main</text:span> ou le nombre de points que rapporte <text:span text:style-name="T7">la</text:span> main <text:span text:style-name="T7">si</text:span> les des correspondent bien a cet<text:span text:style-name="T8">te</text:span> main.</text:p>
          </table:table-cell>
          <table:table-cell table:style-name="Tableau1.C2" office:value-type="string">
            <text:p text:style-name="Table_20_Contents">void tri_bulle(int tab[],int taille);</text:p>
            <text:p text:style-name="Table_20_Contents">int section_superieur(t_joueur *joueur, int nb_test);</text:p>
            <text:p text:style-name="Table_20_Contents">int chance(t_joueur * joueur);</text:p>
            <text:p text:style-name="Table_20_Contents">int brelan(t_joueur *j);</text:p>
            <text:p text:style-name="Table_20_Contents">int carre(t_joueur *j);</text:p>
            <text:p text:style-name="Table_20_Contents">int full(t_joueur *j);</text:p>
            <text:p text:style-name="Table_20_Contents">int petite_suite(t_joueur *j);</text:p>
            <text:p text:style-name="Table_20_Contents">int grande_suite(t_joueur *j);</text:p>
            <text:p text:style-name="Table_20_Contents">int yathzee(t_joueur *joueur);</text:p>
          </table:table-cell>
        </table:table-row>
        <table:table-row>
          <table:table-cell table:style-name="Tableau1.A2" office:value-type="string">
            <text:p text:style-name="P9">ordinateur</text:p>
          </table:table-cell>
          <table:table-cell table:style-name="Tableau1.A2" office:value-type="string">
            <text:p text:style-name="P9">Contient les fonctions permettant a l’ordinateur de jouer manière stratégique.</text:p>
          </table:table-cell>
          <table:table-cell table:style-name="Tableau1.C2" office:value-type="string">
            <text:p text:style-name="P9">Void ordinateur_joue()</text:p>
            <text:p text:style-name="P9">Appel les fonctions :</text:p>
            <text:p text:style-name="P9"/>
            <text:p text:style-name="P9">void adversaires()</text:p>
            <text:p text:style-name="P9">void joueur()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5:50:56.792798050</meta:creation-date>
    <dc:date>2019-03-05T16:24:23.024891082</dc:date>
    <meta:editing-duration>PT33M19S</meta:editing-duration>
    <meta:editing-cycles>20</meta:editing-cycles>
    <meta:generator>LibreOffice/6.0.7.3$Linux_X86_64 LibreOffice_project/00m0$Build-3</meta:generator>
    <meta:document-statistic meta:table-count="1" meta:image-count="0" meta:object-count="0" meta:page-count="2" meta:paragraph-count="44" meta:word-count="289" meta:character-count="1858" meta:non-whitespace-character-count="1604"/>
  </office:meta>
</office:document-meta>
</file>